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 fo:margin-top="0.0833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8" style:family="table-column">
      <style:table-column-properties style:column-width="0.45in"/>
    </style:style>
    <style:style style:name="TableColumn19" style:family="table-column">
      <style:table-column-properties style:column-width="2.0027in"/>
    </style:style>
    <style:style style:name="TableColumn20" style:family="table-column">
      <style:table-column-properties style:column-width="1.1069in"/>
    </style:style>
    <style:style style:name="TableColumn21" style:family="table-column">
      <style:table-column-properties style:column-width="1.3597in"/>
    </style:style>
    <style:style style:name="TableColumn22" style:family="table-column">
      <style:table-column-properties style:column-width="2.3902in"/>
    </style:style>
    <style:style style:name="TableColumn23" style:family="table-column">
      <style:table-column-properties style:column-width="2.502in"/>
    </style:style>
    <style:style style:name="Table17" style:family="table">
      <style:table-properties style:width="9.8118in" fo:margin-left="0in" table:align="center"/>
    </style:style>
    <style:style style:name="TableRow24" style:family="table-row">
      <style:table-row-properties style:min-row-height="0.1527in"/>
    </style:style>
    <style:style style:name="TableCell2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margin-top="0.0416in" fo:margin-bottom="0.0416in" fo:margin-right="0.1916in" fo:text-indent="0.2333in"/>
    </style:style>
    <style:style style:name="T27" style:parent-style-name="預設段落字型" style:family="text">
      <style:text-properties style:font-name-asian="標楷體"/>
    </style:style>
    <style:style style:name="TableCell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margin-top="0.0416in" fo:margin-bottom="0.0416in"/>
    </style:style>
    <style:style style:name="T30" style:parent-style-name="預設段落字型" style:family="text">
      <style:text-properties style:font-name-asian="標楷體" fo:color="#FF0000"/>
    </style:style>
    <style:style style:name="T31" style:parent-style-name="預設段落字型" style:family="text">
      <style:text-properties style:font-name="標楷體" style:font-name-asian="標楷體" fo:color="#FF0000"/>
    </style:style>
    <style:style style:name="TableCell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fo:margin-top="0.0416in" fo:margin-bottom="0.0416in" fo:margin-right="0.1916in" fo:text-indent="0.2048in"/>
    </style:style>
    <style:style style:name="T34" style:parent-style-name="預設段落字型" style:family="text">
      <style:text-properties style:font-name-asian="標楷體"/>
    </style:style>
    <style:style style:name="TableCell3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7" style:family="table-row">
      <style:table-row-properties style:min-row-height="0.2416in"/>
    </style:style>
    <style:style style:name="TableCell3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margin-top="0.0416in" fo:margin-bottom="0.0416in" fo:margin-right="0.1916in" fo:text-indent="0.2333in"/>
      <style:text-properties style:font-name-asian="標楷體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style:snap-to-layout-grid="false" fo:margin-top="0.0416in" fo:margin-bottom="0.0416in" fo:margin-right="0.143in" fo:text-indent="0.2236in"/>
    </style:style>
    <style:style style:name="T44" style:parent-style-name="預設段落字型" style:family="text">
      <style:text-properties style:font-name-asian="標楷體"/>
    </style:style>
    <style:style style:name="T4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" style:parent-style-name="預設段落字型" style:family="text">
      <style:text-properties style:font-name-asian="標楷體"/>
    </style:style>
    <style:style style:name="TableCell4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margin-top="0.0416in" fo:margin-bottom="0.0416in"/>
    </style:style>
    <style:style style:name="T49" style:parent-style-name="預設段落字型" style:family="text">
      <style:text-properties style:font-name-asian="標楷體" fo:color="#FF0000"/>
    </style:style>
    <style:style style:name="T50" style:parent-style-name="預設段落字型" style:family="text">
      <style:text-properties style:font-name-asian="標楷體" fo:color="#FF0000"/>
    </style:style>
    <style:style style:name="T51" style:parent-style-name="預設段落字型" style:family="text">
      <style:text-properties style:font-name-asian="標楷體" fo:color="#FF0000"/>
    </style:style>
    <style:style style:name="T52" style:parent-style-name="預設段落字型" style:family="text">
      <style:text-properties style:font-name-asian="標楷體" fo:color="#FF0000"/>
    </style:style>
    <style:style style:name="T53" style:parent-style-name="預設段落字型" style:family="text">
      <style:text-properties style:font-name-asian="標楷體" fo:color="#FF0000"/>
    </style:style>
    <style:style style:name="T54" style:parent-style-name="預設段落字型" style:family="text">
      <style:text-properties style:font-name-asian="標楷體" fo:color="#FF0000"/>
    </style:style>
    <style:style style:name="TableRow55" style:family="table-row">
      <style:table-row-properties style:min-row-height="0.2416in"/>
    </style:style>
    <style:style style:name="TableCell5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margin-top="0.0416in" fo:margin-bottom="0.0416in" fo:margin-right="0.143in" fo:text-indent="0.2236in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ableCell6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4" style:family="table-row">
      <style:table-row-properties style:min-row-height="0.3861in"/>
    </style:style>
    <style:style style:name="TableCell6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fo:margin-top="0.0416in" fo:margin-bottom="0.0416in"/>
    </style:style>
    <style:style style:name="T67" style:parent-style-name="預設段落字型" style:family="text">
      <style:text-properties style:font-name-asian="標楷體" fo:font-size="10pt" style:font-size-asian="10pt" style:font-size-complex="10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/>
    </style:style>
    <style:style style:name="T70" style:parent-style-name="預設段落字型" style:family="text">
      <style:text-properties style:font-name-asian="標楷體"/>
    </style:style>
    <style:style style:name="P71" style:parent-style-name="內文" style:family="paragraph">
      <style:paragraph-properties style:snap-to-layout-grid="false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74" style:parent-style-name="預設段落字型" style:family="text">
      <style:text-properties style:font-name-asian="標楷體" fo:font-size="10pt" style:font-size-asian="10pt" style:font-size-complex="10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text-align="center"/>
      <style:text-properties style:font-name-asian="標楷體"/>
    </style:style>
    <style:style style:name="P77" style:parent-style-name="內文" style:family="paragraph">
      <style:paragraph-properties style:snap-to-layout-grid="false" fo:text-align="center" fo:margin-right="-0.1048in" fo:text-indent="-0.075in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/>
    </style:style>
    <style:style style:name="T83" style:parent-style-name="預設段落字型" style:family="text">
      <style:text-properties style:font-name-asian="標楷體"/>
    </style:style>
    <style:style style:name="P84" style:parent-style-name="內文" style:family="paragraph">
      <style:paragraph-properties style:snap-to-layout-grid="false" fo:text-align="center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style:snap-to-layout-grid="false" fo:text-align="center"/>
      <style:text-properties style:font-name-asian="標楷體"/>
    </style:style>
    <style:style style:name="P90" style:parent-style-name="內文" style:family="paragraph">
      <style:paragraph-properties style:snap-to-layout-grid="false" fo:text-align="center"/>
    </style:style>
    <style:style style:name="T91" style:parent-style-name="預設段落字型" style:family="text">
      <style:text-properties style:font-name-asian="標楷體"/>
    </style:style>
    <style:style style:name="TableRow92" style:family="table-row">
      <style:table-row-properties style:min-row-height="0.2951in"/>
    </style:style>
    <style:style style:name="TableCell9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fo:margin-top="0.0333in" fo:margin-bottom="0.0333in"/>
      <style:text-properties style:font-name-asian="標楷體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03" style:family="table-row">
      <style:table-row-properties style:min-row-height="0.2951in"/>
    </style:style>
    <style:style style:name="TableCell10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margin-top="0.0333in" fo:margin-bottom="0.0333in"/>
      <style:text-properties style:font-name-asian="標楷體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margin-top="0.0333in" fo:margin-bottom="0.0333in"/>
      <style:text-properties style:font-name-asian="標楷體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1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14" style:family="table-row">
      <style:table-row-properties style:min-row-height="0.2951in"/>
    </style:style>
    <style:style style:name="TableCell11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margin-top="0.0333in" fo:margin-bottom="0.0333in"/>
      <style:text-properties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margin-top="0.0333in" fo:margin-bottom="0.0333in"/>
      <style:text-properties style:font-name-asian="標楷體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25" style:family="table-row">
      <style:table-row-properties style:min-row-height="0.2951in"/>
    </style:style>
    <style:style style:name="TableCell12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margin-top="0.0333in" fo:margin-bottom="0.0333in"/>
      <style:text-properties style:font-name-asian="標楷體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margin-top="0.0333in" fo:margin-bottom="0.0333in"/>
      <style:text-properties style:font-name-asian="標楷體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3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36" style:family="table-row">
      <style:table-row-properties style:min-row-height="0.2951in"/>
    </style:style>
    <style:style style:name="TableCell1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margin-top="0.0333in" fo:margin-bottom="0.0333in"/>
      <style:text-properties style:font-name-asian="標楷體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margin-top="0.0333in" fo:margin-bottom="0.0333in"/>
      <style:text-properties style:font-name-asian="標楷體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4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47" style:family="table-row">
      <style:table-row-properties style:min-row-height="0.2951in"/>
    </style:style>
    <style:style style:name="TableCell14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margin-top="0.0333in" fo:margin-bottom="0.0333in"/>
      <style:text-properties style:font-name-asian="標楷體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margin-top="0.0333in" fo:margin-bottom="0.0333in"/>
      <style:text-properties style:font-name-asian="標楷體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5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58" style:family="table-row">
      <style:table-row-properties style:min-row-height="0.2951in"/>
    </style:style>
    <style:style style:name="TableCell15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margin-top="0.0333in" fo:margin-bottom="0.0333in"/>
      <style:text-properties style:font-name-asian="標楷體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margin-top="0.0333in" fo:margin-bottom="0.0333in"/>
      <style:text-properties style:font-name-asian="標楷體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6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69" style:family="table-row">
      <style:table-row-properties style:min-row-height="0.2951in"/>
    </style:style>
    <style:style style:name="TableCell17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margin-top="0.0333in" fo:margin-bottom="0.0333in"/>
      <style:text-properties style:font-name-asian="標楷體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80" style:family="table-row">
      <style:table-row-properties style:min-row-height="0.2951in"/>
    </style:style>
    <style:style style:name="TableCell18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margin-top="0.0333in" fo:margin-bottom="0.0333in"/>
      <style:text-properties style:font-name-asian="標楷體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8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91" style:family="table-row">
      <style:table-row-properties style:min-row-height="0.2291in"/>
    </style:style>
    <style:style style:name="TableCell19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margin-top="0.0333in" fo:margin-bottom="0.0333in"/>
      <style:text-properties style:font-name-asian="標楷體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02" style:family="table-row">
      <style:table-row-properties style:min-row-height="0.2291in"/>
    </style:style>
    <style:style style:name="TableCell20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fo:margin-top="0.0333in" fo:margin-bottom="0.0333in"/>
      <style:text-properties style:font-name-asian="標楷體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13" style:family="table-row">
      <style:table-row-properties style:min-row-height="0.2291in"/>
    </style:style>
    <style:style style:name="TableCell21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fo:margin-top="0.0333in" fo:margin-bottom="0.0333in"/>
      <style:text-properties style:font-name-asian="標楷體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24" style:family="table-row">
      <style:table-row-properties style:min-row-height="0.6166in"/>
    </style:style>
    <style:style style:name="TableCell225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fo:text-align="center" fo:margin-top="0.0416in" fo:margin-bottom="0.0416in"/>
    </style:style>
    <style:style style:name="T227" style:parent-style-name="預設段落字型" style:family="text">
      <style:text-properties style:font-name-asian="標楷體" fo:font-size="11pt" style:font-size-asian="11pt" style:font-size-complex="11pt"/>
    </style:style>
    <style:style style:name="TableCell22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0" style:parent-style-name="預設段落字型" style:family="text">
      <style:text-properties style:font-name-asian="標楷體"/>
    </style:style>
    <style:style style:name="T231" style:parent-style-name="預設段落字型" style:family="text">
      <style:text-properties style:font-name-asian="標楷體"/>
    </style:style>
    <style:style style:name="T232" style:parent-style-name="預設段落字型" style:family="text">
      <style:text-properties style:font-name-asian="標楷體"/>
    </style:style>
    <style:style style:name="T233" style:parent-style-name="預設段落字型" style:family="text">
      <style:text-properties style:font-name-asian="標楷體"/>
    </style:style>
    <style:style style:name="P234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5" style:parent-style-name="預設段落字型" style:family="text">
      <style:text-properties style:font-name-asian="標楷體"/>
    </style:style>
    <style:style style:name="T236" style:parent-style-name="預設段落字型" style:family="text">
      <style:text-properties style:font-name-asian="標楷體"/>
    </style:style>
    <style:style style:name="T237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38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39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1" style:parent-style-name="預設段落字型" style:family="text">
      <style:text-properties style:font-name-asian="標楷體" fo:font-weight="bold" style:font-weight-asian="bold"/>
    </style:style>
    <style:style style:name="T242" style:parent-style-name="預設段落字型" style:family="text">
      <style:text-properties style:font-name-asian="標楷體" fo:font-weight="bold" style:font-weight-asian="bold"/>
    </style:style>
    <style:style style:name="T243" style:parent-style-name="預設段落字型" style:family="text">
      <style:text-properties style:font-name-asian="標楷體" fo:font-weight="bold" style:font-weight-asian="bold"/>
    </style:style>
    <style:style style:name="T244" style:parent-style-name="預設段落字型" style:family="text">
      <style:text-properties style:font-name-asian="標楷體" fo:font-weight="bold" style:font-weight-asian="bold"/>
    </style:style>
    <style:style style:name="P245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46" style:parent-style-name="預設段落字型" style:family="text">
      <style:text-properties style:font-name-asian="標楷體"/>
    </style:style>
    <style:style style:name="T247" style:parent-style-name="預設段落字型" style:family="text">
      <style:text-properties style:font-name-asian="標楷體"/>
    </style:style>
    <style:style style:name="P248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49" style:parent-style-name="預設段落字型" style:family="text">
      <style:text-properties style:font-name-asian="標楷體"/>
    </style:style>
    <style:style style:name="T250" style:parent-style-name="預設段落字型" style:family="text">
      <style:text-properties style:font-name-asian="標楷體"/>
    </style:style>
    <style:style style:name="T251" style:parent-style-name="預設段落字型" style:family="text">
      <style:text-properties style:font-name-asian="標楷體"/>
    </style:style>
    <style:style style:name="T252" style:parent-style-name="預設段落字型" style:family="text">
      <style:text-properties style:font-name-asian="標楷體"/>
    </style:style>
    <style:style style:name="T253" style:parent-style-name="預設段落字型" style:family="text">
      <style:text-properties style:font-name-asian="標楷體"/>
    </style:style>
    <style:style style:name="P254" style:parent-style-name="內文" style:family="paragraph">
      <style:text-properties style:font-name-asian="標楷體" fo:font-size="1pt" style:font-size-asian="1pt" style:font-size-complex="1pt"/>
    </style:style>
    <style:style style:name="P255" style:parent-style-name="內文" style:family="paragraph">
      <style:text-properties style:font-name-asian="標楷體" fo:font-size="1pt" style:font-size-asian="1pt" style:font-size-complex="1pt"/>
    </style:style>
    <style:style style:name="P256" style:parent-style-name="內文" style:family="paragraph">
      <style:text-properties style:font-name-asian="標楷體" fo:font-size="1pt" style:font-size-asian="1pt" style:font-size-complex="1pt"/>
    </style:style>
    <style:style style:name="P257" style:parent-style-name="內文" style:family="paragraph">
      <style:text-properties style:font-name-asian="標楷體" fo:font-size="1pt" style:font-size-asian="1pt" style:font-size-complex="1pt"/>
    </style:style>
    <style:style style:name="P258" style:parent-style-name="內文" style:family="paragraph">
      <style:text-properties style:font-name="標楷體" style:font-name-asian="標楷體" fo:color="#000000" style:letter-kerning="false" fo:font-size="14pt" style:font-size-asian="14pt" style:font-size-complex="14pt"/>
    </style:style>
    <style:style style:name="T259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0" style:parent-style-name="預設段落字型" style:family="text">
      <style:text-properties fo:color="#000000" style:letter-kerning="false" fo:font-size="14pt" style:font-size-asian="14pt" style:font-size-complex="14pt"/>
    </style:style>
    <style:style style:name="T261" style:parent-style-name="預設段落字型" style:family="text">
      <style:text-properties fo:color="#000000" style:letter-kerning="false" fo:font-size="14pt" style:font-size-asian="14pt" style:font-size-complex="14pt"/>
    </style:style>
    <style:style style:name="T262" style:parent-style-name="預設段落字型" style:family="text">
      <style:text-properties fo:color="#000000" style:letter-kerning="false" fo:font-size="14pt" style:font-size-asian="14pt" style:font-size-complex="14pt"/>
    </style:style>
    <style:style style:name="T263" style:parent-style-name="預設段落字型" style:family="text">
      <style:text-properties fo:color="#000000" style:letter-kerning="false" fo:font-size="14pt" style:font-size-asian="14pt" style:font-size-complex="14pt"/>
    </style:style>
    <style:style style:name="T26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9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0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</text:span><text:span text:style-name="T5">10</text:span><text:span text:style-name="T6">7<text:s/></text:span><text:span text:style-name="T7">學年度第</text:span><text:span text:style-name="T8"><text:s/>2<text:s/></text:span><text:span text:style-name="T9">學期</text:span><text:span text:style-name="T10"><text:s/></text:span><text:span text:style-name="T11">內燃機車及內燃動力車</text:span><text:span text:style-name="T12"><text:s/></text:span><text:span text:style-name="T13">定期檢查表</text:span><text:span text:style-name="T14">(</text:span><text:span text:style-name="T15">每月</text:span><text:span text:style-name="T16">)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<text:span text:style-name="T27">負責單位</text:span></text:p>
          </table:table-cell>
          <table:covered-table-cell/>
          <table:table-cell table:style-name="TableCell28" table:number-columns-spanned="2">
            <text:p text:style-name="P29"><text:span text:style-name="T30">總務處</text:span><text:span text:style-name="T31">/○○系</text:span></text:p>
          </table:table-cell>
          <table:covered-table-cell/>
          <table:table-cell table:style-name="TableCell32">
            <text:p text:style-name="P33"><text:span text:style-name="T34">檢查人員</text:span></text:p>
          </table:table-cell>
          <table:table-cell table:style-name="TableCell35">
            <text:p text:style-name="P36">OOO</text:p>
          </table:table-cell>
        </table:table-row>
        <table:table-row table:style-name="TableRow37">
          <table:table-cell table:style-name="TableCell38" table:number-columns-spanned="2">
            <text:p text:style-name="P39">放置地點</text:p>
          </table:table-cell>
          <table:covered-table-cell/>
          <table:table-cell table:style-name="TableCell40" table:number-columns-spanned="2">
            <text:p text:style-name="P41">行政大樓地下室/人院停車場</text:p>
          </table:table-cell>
          <table:covered-table-cell/>
          <table:table-cell table:style-name="TableCell42">
            <text:p text:style-name="P43"><text:span text:style-name="T44">檢查日期</text:span><text:span text:style-name="T45"><text:s text:c="30"/></text:span><text:span text:style-name="T46"><text:s text:c="3"/></text:span></text:p>
          </table:table-cell>
          <table:table-cell table:style-name="TableCell47">
            <text:p text:style-name="P48"><text:span text:style-name="T49">107</text:span><text:span text:style-name="T50">年</text:span><text:span text:style-name="T51">3</text:span><text:span text:style-name="T52">月</text:span><text:span text:style-name="T53">3</text:span><text:span text:style-name="T54">日</text:span></text:p>
          </table:table-cell>
        </table:table-row>
        <table:table-row table:style-name="TableRow55">
          <table:table-cell table:style-name="TableCell56" table:number-columns-spanned="2">
            <text:p text:style-name="P57"><text:span text:style-name="T58">車輛名稱</text:span><text:span text:style-name="T59">(</text:span><text:span text:style-name="T60">規格</text:span><text:span text:style-name="T61">)</text:span></text:p>
          </table:table-cell>
          <table:covered-table-cell/>
          <table:table-cell table:style-name="TableCell62" table:number-columns-spanned="4">
            <text:p text:style-name="P63">割草車/其他(如公務機車)</text:p>
          </table:table-cell>
          <table:covered-table-cell/>
          <table:covered-table-cell/>
          <table:covered-table-cell/>
        </table:table-row>
        <table:table-row table:style-name="TableRow64">
          <table:table-cell table:style-name="TableCell65">
            <text:p text:style-name="P66"><text:span text:style-name="T67">項次</text:span></text:p>
          </table:table-cell>
          <table:table-cell table:style-name="TableCell68" table:number-columns-spanned="2">
            <text:p text:style-name="P69"><text:span text:style-name="T70">檢查部分</text:span></text:p>
            <text:p text:style-name="P71"><text:span text:style-name="T72">(</text:span><text:span text:style-name="T73">檢附包括有關之工作流程圖、機械設備結構圖</text:span><text:span text:style-name="T74">)</text:span></text:p>
          </table:table-cell>
          <table:covered-table-cell/>
          <table:table-cell table:style-name="TableCell75">
            <text:p text:style-name="P76">檢查方法</text:p>
            <text:p text:style-name="P77"><text:span text:style-name="T78">(</text:span><text:span text:style-name="T79">目測、操作或量測等</text:span><text:span text:style-name="T80">)</text:span></text:p>
          </table:table-cell>
          <table:table-cell table:style-name="TableCell81">
            <text:p text:style-name="P82"><text:span text:style-name="T83">檢查結果</text:span></text:p>
            <text:p text:style-name="P84"><text:span text:style-name="T85">(</text:span><text:span text:style-name="T86">包括發現危害、分析危害因素</text:span><text:span text:style-name="T87">)</text:span></text:p>
          </table:table-cell>
          <table:table-cell table:style-name="TableCell88">
            <text:p text:style-name="P89">依檢查結果應採取</text:p>
            <text:p text:style-name="P90"><text:span text:style-name="T91">改善措施之內容</text:span></text:p>
          </table:table-cell>
        </table:table-row>
        <table:table-row table:style-name="TableRow92">
          <table:table-cell table:style-name="TableCell93">
            <text:p text:style-name="P94">1</text:p>
          </table:table-cell>
          <table:table-cell table:style-name="TableCell95" table:number-columns-spanned="2">
            <text:p text:style-name="P96">引擎運轉是否正常</text:p>
          </table:table-cell>
          <table:covered-table-cell/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2</text:p>
          </table:table-cell>
          <table:table-cell table:style-name="TableCell106" table:number-columns-spanned="2">
            <text:p text:style-name="P107">引擎潤滑是否足夠</text:p>
          </table:table-cell>
          <table:covered-table-cell/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3</text:p>
          </table:table-cell>
          <table:table-cell table:style-name="TableCell117" table:number-columns-spanned="2">
            <text:p text:style-name="P118">油箱是否完整無破損</text:p>
          </table:table-cell>
          <table:covered-table-cell/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4</text:p>
          </table:table-cell>
          <table:table-cell table:style-name="TableCell128" table:number-columns-spanned="2">
            <text:p text:style-name="P129">動力傳動裝置是否正常</text:p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5</text:p>
          </table:table-cell>
          <table:table-cell table:style-name="TableCell139" table:number-columns-spanned="2">
            <text:p text:style-name="P140">制動器(煞車)是否正常</text:p>
          </table:table-cell>
          <table:covered-table-cell/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6</text:p>
          </table:table-cell>
          <table:table-cell table:style-name="TableCell150" table:number-columns-spanned="2">
            <text:p text:style-name="P151">車架是否完整</text:p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7</text:p>
          </table:table-cell>
          <table:table-cell table:style-name="TableCell161" table:number-columns-spanned="2">
            <text:p text:style-name="P162">配件是否無鬆動</text:p>
          </table:table-cell>
          <table:covered-table-cell/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8</text:p>
          </table:table-cell>
          <table:table-cell table:style-name="TableCell172" table:number-columns-spanned="2">
            <text:p text:style-name="P173">連結裝置是否正常</text:p>
          </table:table-cell>
          <table:covered-table-cell/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9</text:p>
          </table:table-cell>
          <table:table-cell table:style-name="TableCell183" table:number-columns-spanned="2">
            <text:p text:style-name="P184">儀表是否正常</text:p>
          </table:table-cell>
          <table:covered-table-cell/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0</text:p>
          </table:table-cell>
          <table:table-cell table:style-name="TableCell194" table:number-columns-spanned="2">
            <text:p text:style-name="P195">車胎是否正常</text:p>
          </table:table-cell>
          <table:covered-table-cell/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11</text:p>
          </table:table-cell>
          <table:table-cell table:style-name="TableCell205" table:number-columns-spanned="2">
            <text:p text:style-name="P206"/>
          </table:table-cell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12</text:p>
          </table:table-cell>
          <table:table-cell table:style-name="TableCell216" table:number-columns-spanned="2">
            <text:p text:style-name="P217"/>
          </table:table-cell>
          <table:covered-table-cell/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<text:span text:style-name="T227">注意事項</text:span></text:p>
          </table:table-cell>
          <table:table-cell table:style-name="TableCell228" table:number-columns-spanned="5">
            <text:p text:style-name="P229"><text:span text:style-name="T230">1.</text:span><text:span text:style-name="T231">依職業安全衛生管理辦法第</text:span><text:span text:style-name="T232">13</text:span><text:span text:style-name="T233">條實施。</text:span></text:p>
            <text:p text:style-name="P234"><text:span text:style-name="T235">2.</text:span><text:span text:style-name="T236">檢查週期：</text:span><text:span text:style-name="T237">1</text:span><text:span text:style-name="T238">次</text:span><text:span text:style-name="T239">/</text:span><text:span text:style-name="T240">月，保存三年</text:span><text:span text:style-name="T241">。</text:span><text:span text:style-name="T242">(</text:span><text:span text:style-name="T243">另外，每三年請進行整體檢查一次，紀錄由使用單位自行留存，以供備查。</text:span><text:span text:style-name="T244">)</text:span></text:p>
            <text:p text:style-name="P245"><text:span text:style-name="T246">3.</text:span><text:span text:style-name="T247">檢查結果應詳實紀錄，註明為良好、不佳或劣化，若有實測數據者，請確實填寫；發現異常時，請立即報修。</text:span></text:p>
            <text:p text:style-name="P248"><text:span text:style-name="T249">(</text:span><text:span text:style-name="T250">危害因素：含機械傷害、墜落、危險物及有害物、感電、缺氧、噪音、振動、輻射、溫差、作業環境、火災爆炸、人因</text:span><text:span text:style-name="T251">…</text:span><text:span text:style-name="T252">等</text:span><text:span text:style-name="T253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54"/>
      <text:p text:style-name="P255"/>
      <text:p text:style-name="P256"/>
      <text:p text:style-name="P257"/>
      <text:p text:style-name="P258"/>
      <text:p text:style-name="內文"><text:span text:style-name="T259">檢查人員：</text:span><text:span text:style-name="T260"> </text:span><text:span text:style-name="T261"><text:s text:c="16"/></text:span><text:span text:style-name="T262">　　　　　　　　　　　　　</text:span><text:span text:style-name="T263"><text:s text:c="4"/></text:span><text:span text:style-name="T264">工作</text:span><text:span text:style-name="T265">場所負</text:span><text:span text:style-name="T266">責</text:span><text:span text:style-name="T267">人</text:span><text:span text:style-name="T268">(單位主管)</text:span><text:span text:style-name="T269">：</text:span><text:span text:style-name="T270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7:00Z</meta:creation-date>
    <dc:date>2018-04-23T09:47:00Z</dc:date>
    <meta:print-date>2009-04-16T05:2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8" meta:character-count="660" meta:row-count="4" meta:non-whitespace-character-count="563"/>
  </office:meta>
</office:document-meta>
</file>